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ValueField.setSelectionList( Object model , String valuePath , String labe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Field.generateLabel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Field.broadcastEvent( Widge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Field.setSelectionList( SelectionList selection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ultiValueField.generateSaxFragment( ContentHandler contentHandler , Locale loca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MultiValueField.MultiValueField( MultiValueField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ValueField.validate( FormContext form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ValueField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Field.setValue(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ValueField.getValidati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Field.setSelectionList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Field.setValidationError( ValidationError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Field.setValues( Object [ ] 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ValueField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Field.readFromRequest( FormContext form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